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0.159cm" svg:height="11.339cm" svg:x="13.395cm" svg:y="1.342cm">
            <draw:object draw:notify-on-update-of-ranges="Лист1.A1:Лист1.A1 Лист1.A2:Лист1.A5 Лист1.B1:Лист1.B1 Лист1.B2:Лист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12"/>
        <table:table-row table:style-name="ro1">
          <table:table-cell/>
          <table:table-cell office:value-type="string" calcext:value-type="string">
            <text:p>ChatGPT</text:p>
          </table:table-cell>
          <table:table-cell table:number-columns-repeated="2"/>
          <table:table-cell table:style-name="Default" table:number-columns-repeated="12"/>
        </table:table-row>
        <table:table-row table:style-name="ro1">
          <table:table-cell office:value-type="string" calcext:value-type="string">
            <text:p>Ошибка найдена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 table:number-columns-repeated="12"/>
        </table:table-row>
        <table:table-row table:style-name="ro1">
          <table:table-cell office:value-type="string" calcext:value-type="string">
            <text:p>Ошибка не найдена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Default" table:number-columns-repeated="12"/>
        </table:table-row>
        <table:table-row table:style-name="ro1">
          <table:table-cell office:value-type="string" calcext:value-type="string">
            <text:p>Уникальная ошибка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 table:number-columns-repeated="12"/>
        </table:table-row>
        <table:table-row table:style-name="ro1">
          <table:table-cell office:value-type="string" calcext:value-type="string">
            <text:p>Ложное срабатывание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1"/>
          <table:table-cell table:style-name="Default">
            <draw:frame draw:z-index="2" draw:style-name="gr1" draw:text-style-name="P1" svg:width="20.159cm" svg:height="11.339cm" svg:x="0.007cm" svg:y="0.001cm">
              <draw:object draw:notify-on-update-of-ranges="Лист1.A14:Лист1.A14 Лист1.A15:Лист1.A18 Лист1.B14:Лист1.B14 Лист1.B15:Лист1.B1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table:style-name="Default" table:number-columns-repeated="12"/>
        </table:table-row>
        <table:table-row table:style-name="ro1">
          <table:table-cell/>
          <table:table-cell office:value-type="string" calcext:value-type="string">
            <text:p>Gemini</text:p>
          </table:table-cell>
          <table:table-cell table:number-columns-repeated="2"/>
          <table:table-cell table:style-name="Default" table:number-columns-repeated="12"/>
        </table:table-row>
        <table:table-row table:style-name="ro1">
          <table:table-cell office:value-type="string" calcext:value-type="string">
            <text:p>Ошибка найдена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12"/>
        </table:table-row>
        <table:table-row table:style-name="ro1">
          <table:table-cell office:value-type="string" calcext:value-type="string">
            <text:p>Ошибка не найдена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style-name="Default" table:number-columns-repeated="12"/>
        </table:table-row>
        <table:table-row table:style-name="ro1">
          <table:table-cell office:value-type="string" calcext:value-type="string">
            <text:p>Уникальная ошибка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Default" table:number-columns-repeated="12"/>
        </table:table-row>
        <table:table-row table:style-name="ro1">
          <table:table-cell office:value-type="string" calcext:value-type="string">
            <text:p>Ложное срабатывание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2"/>
        </table:table-row>
        <table:table-row table:style-name="ro1" table:number-rows-repeated="2">
          <table:table-cell table:number-columns-repeated="4"/>
          <table:table-cell table:style-name="Default" table:number-columns-repeated="12"/>
        </table:table-row>
        <table:table-row table:style-name="ro1">
          <table:table-cell/>
          <table:table-cell office:value-type="string" calcext:value-type="string">
            <text:p>Qwen</text:p>
          </table:table-cell>
          <table:table-cell table:number-columns-repeated="2"/>
          <table:table-cell table:style-name="Default" table:number-columns-repeated="12"/>
        </table:table-row>
        <table:table-row table:style-name="ro1">
          <table:table-cell office:value-type="string" calcext:value-type="string">
            <text:p>Ошибка найдена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2"/>
        </table:table-row>
        <table:table-row table:style-name="ro1">
          <table:table-cell office:value-type="string" calcext:value-type="string">
            <text:p>Ошибка не найдена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Default" table:number-columns-repeated="12"/>
        </table:table-row>
        <table:table-row table:style-name="ro1">
          <table:table-cell office:value-type="string" calcext:value-type="string">
            <text:p>Уникальная ошибка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Default" table:number-columns-repeated="12"/>
        </table:table-row>
        <table:table-row table:style-name="ro1">
          <table:table-cell office:value-type="string" calcext:value-type="string">
            <text:p>Ложное срабатывание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12"/>
        </table:table-row>
        <table:table-row table:style-name="ro1" table:number-rows-repeated="14">
          <table:table-cell table:number-columns-repeated="4"/>
          <table:table-cell table:style-name="Default" table:number-columns-repeated="12"/>
        </table:table-row>
        <table:table-row table:style-name="ro1">
          <table:table-cell table:number-columns-repeated="4"/>
          <table:table-cell table:style-name="Default"/>
          <table:table-cell table:style-name="Default">
            <draw:frame draw:z-index="1" draw:style-name="gr1" draw:text-style-name="P1" svg:width="20.159cm" svg:height="11.339cm" svg:x="0.009cm" svg:y="0.038cm">
              <draw:object draw:notify-on-update-of-ranges="Лист1.A7:Лист1.A7 Лист1.A8:Лист1.A11 Лист1.B7:Лист1.B7 Лист1.B8:Лист1.B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6T15:19:35.812050500</meta:creation-date>
    <dc:date>2025-12-06T15:43:58.706885500</dc:date>
    <meta:editing-duration>PT14M1S</meta:editing-duration>
    <meta:editing-cycles>1</meta:editing-cycles>
    <meta:document-statistic meta:table-count="1" meta:cell-count="27" meta:object-count="3"/>
    <meta:generator>LibreOffice/25.2.7.2$Windows_X86_64 LibreOffice_project/5cbfd1ab6520636bb5f7b99185aa69bd7456825d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Обычный" style:font-family-generic="roman" fo:font-size="14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004586" dr3d:edge-rounding="5%"/>
      <style:text-properties fo:font-family="'Times New Roman'" style:font-style-name="Обычный" style:font-family-generic="roman" fo:font-size="14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family="'Times New Roman'" style:font-style-name="Обычный" style:font-family-generic="roman" fo:font-size="14pt"/>
    </style:style>
    <style:style style:name="T2" style:family="text">
      <style:text-properties fo:font-size="14pt" style:font-size-asian="11pt" style:font-size-complex="11pt"/>
    </style:style>
  </office:automatic-styles>
  <office:body>
    <office:chart>
      <chart:chart svg:width="20.16cm" svg:height="11.34cm" xlink:href=".." xlink:type="simple" chart:class="chart:circle" chart:style-name="ch1">
        <chart:title svg:x="8.052cm" svg:y="0.361cm" chart:style-name="ch2">
          <text:p><text:span text:style-name="T1">Результат анализа</text:span></text:p>
        </chart:title>
        <chart:subtitle svg:x="7.066cm" svg:y="1.44cm" chart:style-name="ch2">
          <text:p><text:span text:style-name="T2">Использование ChatGPT</text:span></text:p>
        </chart:subtitle>
        <chart:legend chart:legend-position="end" svg:x="14.456cm" svg:y="4.306cm" style:legend-expansion="high" chart:style-name="ch3"/>
        <chart:plot-area chart:style-name="ch4" svg:x="0.35cm" svg:y="2.643cm" svg:width="13.756cm" svg:height="8.347cm">
          <chart:coordinate-region svg:x="3.404cm" svg:y="3.342cm" svg:width="7.648cm" svg:height="7.648cm"/>
          <chart:axis chart:dimension="x" chart:name="primary-x" chart:style-name="ch5" chartooo:axis-type="auto">
            <chartooo:date-scale/>
            <chart:categories table:cell-range-address="Лист1.A2:Лист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2:Лист1.B5" chart:label-cell-address="Лист1.B1:Лист1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tGPT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Ошибка найдена</text:p>
                <draw:g>
                  <svg:desc>Лист1.A2:Лист1.A5</svg:desc>
                </draw:g>
              </table:table-cell>
              <table:table-cell office:value-type="float" office:value="79">
                <text:p>79</text:p>
                <draw:g>
                  <svg:desc>Лист1.B2:Лист1.B5</svg:desc>
                </draw:g>
              </table:table-cell>
            </table:table-row>
            <table:table-row>
              <table:table-cell office:value-type="string">
                <text:p>Ошибка не найдена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Уникальная ошибка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Ложное срабатывание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Обычный" style:font-family-generic="roman" fo:font-size="14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avoid-overlap"/>
      <style:graphic-properties draw:stroke="none" draw:fill-color="#004586" dr3d:edge-rounding="5%"/>
      <style:text-properties fo:font-family="'Times New Roman'" style:font-style-name="Обычный" style:font-family-generic="roman" fo:font-size="14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family="'Times New Roman'" style:font-style-name="Обычный" style:font-family-generic="roman" fo:font-size="14pt"/>
    </style:style>
    <style:style style:name="T2" style:family="text">
      <style:text-properties style:text-position="0% 100%" fo:font-size="14pt" style:letter-kerning="false" style:font-size-asian="11pt" style:font-size-complex="11pt"/>
    </style:style>
  </office:automatic-styles>
  <office:body>
    <office:chart>
      <chart:chart svg:width="20.16cm" svg:height="11.34cm" xlink:href=".." xlink:type="simple" chart:class="chart:circle" chart:style-name="ch1">
        <chart:title svg:x="8.052cm" svg:y="0.361cm" chart:style-name="ch2">
          <text:p><text:span text:style-name="T1">Результат анализа</text:span></text:p>
        </chart:title>
        <chart:subtitle svg:x="7.318cm" svg:y="1.44cm" chart:style-name="ch2">
          <text:p><text:span text:style-name="T2">Использование Gemini</text:span></text:p>
        </chart:subtitle>
        <chart:legend chart:legend-position="end" svg:x="14.456cm" svg:y="4.306cm" style:legend-expansion="high" chart:style-name="ch3"/>
        <chart:plot-area chart:style-name="ch4" svg:x="0.35cm" svg:y="2.643cm" svg:width="13.756cm" svg:height="8.347cm">
          <chart:coordinate-region svg:x="3.404cm" svg:y="3.342cm" svg:width="7.648cm" svg:height="7.648cm"/>
          <chart:axis chart:dimension="x" chart:name="primary-x" chart:style-name="ch5" chartooo:axis-type="auto">
            <chartooo:date-scale/>
            <chart:categories table:cell-range-address="Лист1.A8:Лист1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8:Лист1.B11" chart:label-cell-address="Лист1.B7:Лист1.B7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mini</text:p>
                <draw:g>
                  <svg:desc>Лист1.B7:Лист1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Ошибка найдена</text:p>
                <draw:g>
                  <svg:desc>Лист1.A8:Лист1.A11</svg:desc>
                </draw:g>
              </table:table-cell>
              <table:table-cell office:value-type="float" office:value="16">
                <text:p>16</text:p>
                <draw:g>
                  <svg:desc>Лист1.B8:Лист1.B11</svg:desc>
                </draw:g>
              </table:table-cell>
            </table:table-row>
            <table:table-row>
              <table:table-cell office:value-type="string">
                <text:p>Ошибка не найдена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Уникальная ошибка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Ложное срабатывание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Обычный" style:font-family-generic="roman" fo:font-size="14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avoid-overlap"/>
      <style:graphic-properties draw:stroke="none" draw:fill-color="#004586" dr3d:edge-rounding="5%"/>
      <style:text-properties fo:font-family="'Times New Roman'" style:font-style-name="Обычный" style:font-family-generic="roman" fo:font-size="14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family="'Times New Roman'" style:font-style-name="Обычный" style:font-family-generic="roman" fo:font-size="14pt"/>
    </style:style>
    <style:style style:name="T2" style:family="text">
      <style:text-properties style:text-position="0% 100%" fo:font-size="14pt" style:letter-kerning="false" style:font-size-asian="11pt" style:font-size-complex="11pt"/>
    </style:style>
  </office:automatic-styles>
  <office:body>
    <office:chart>
      <chart:chart svg:width="20.16cm" svg:height="11.34cm" xlink:href=".." xlink:type="simple" chart:class="chart:circle" chart:style-name="ch1">
        <chart:title svg:x="8.052cm" svg:y="0.361cm" chart:style-name="ch2">
          <text:p><text:span text:style-name="T1">Результат анализа</text:span></text:p>
        </chart:title>
        <chart:subtitle svg:x="7.457cm" svg:y="1.44cm" chart:style-name="ch2">
          <text:p><text:span text:style-name="T2">Использование Qwen</text:span></text:p>
        </chart:subtitle>
        <chart:legend chart:legend-position="end" svg:x="14.456cm" svg:y="4.306cm" style:legend-expansion="high" chart:style-name="ch3"/>
        <chart:plot-area chart:style-name="ch4" svg:x="0.35cm" svg:y="2.643cm" svg:width="13.756cm" svg:height="8.347cm">
          <chart:coordinate-region svg:x="3.404cm" svg:y="3.342cm" svg:width="7.648cm" svg:height="7.648cm"/>
          <chart:axis chart:dimension="x" chart:name="primary-x" chart:style-name="ch5" chartooo:axis-type="auto">
            <chartooo:date-scale/>
            <chart:categories table:cell-range-address="Лист1.A15:Лист1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15:Лист1.B18" chart:label-cell-address="Лист1.B14:Лист1.B14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wen</text:p>
                <draw:g>
                  <svg:desc>Лист1.B14:Лист1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Ошибка найдена</text:p>
                <draw:g>
                  <svg:desc>Лист1.A15:Лист1.A18</svg:desc>
                </draw:g>
              </table:table-cell>
              <table:table-cell office:value-type="float" office:value="7">
                <text:p>7</text:p>
                <draw:g>
                  <svg:desc>Лист1.B15:Лист1.B18</svg:desc>
                </draw:g>
              </table:table-cell>
            </table:table-row>
            <table:table-row>
              <table:table-cell office:value-type="string">
                <text:p>Ошибка не найдена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Уникальная ошибка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Ложное срабатывание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